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officeooo:rsid="001fcb24"/>
    </style:style>
    <style:style style:name="T6" style:family="text">
      <style:text-properties officeooo:rsid="0022cb5a"/>
    </style:style>
    <style:style style:name="T7" style:family="text">
      <style:text-properties officeooo:rsid="002345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3"/>
      <text:p text:style-name="P3">Objetivos</text:p>
      <text:p text:style-name="P2"/>
      <text:p text:style-name="P5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5"><text:tab/><text:span text:style-name="T5">O objetivo geral pode ser subdividido nos seguintes objetivos específicos:</text:span></text:p>
      <text:p text:style-name="P5"/>
      <text:list xml:id="list19573280" text:style-name="L1">
        <text:list-item>
          <text:p text:style-name="P6">Utilizar os <text:span text:style-name="T3">frameworks</text:span> GWT e <text:span text:style-name="T7">G</text:span>rails para realizar uma nova implementação do SCAP, <text:span text:style-name="T6">aproveitando os seus requisitos. Nesse objetivo será possível aplicar os conceitos de Engenharia de Requisitos e Engenharia de Software;</text:span></text:p>
        </text:list-item>
        <text:list-item>
          <text:p text:style-name="P7">Aplicar o método FrameWeb para definir a documentação da arquitetura do sistema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16T23:01:30.501109413</dc:date>
    <meta:editing-duration>PT3H16M50S</meta:editing-duration>
    <meta:editing-cycles>9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7" meta:word-count="168" meta:character-count="1097" meta:non-whitespace-character-count="936"/>
  </office:meta>
</office:document-meta>
</file>